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48.44mm"/>
    </style:style>
    <style:style style:name="co7" style:family="table-column">
      <style:table-column-properties fo:break-before="auto" style:column-width="33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ff" fo:font-size="20pt" style:font-size-asian="20pt" style:font-size-complex="20pt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  <style:text-properties fo:font-weight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Calibri" fo:font-size="11pt" fo:font-weight="normal" style:font-name-asian="F" style:font-size-asian="11pt" style:language-asian="ar" style:country-asian="SA" style:font-weight-asian="normal" style:font-name-complex="Tahoma" style:font-size-complex="6.80000019073486pt" style:language-complex="en" style:country-complex="US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Calibri" fo:font-size="11pt" fo:font-weight="normal" style:font-name-asian="F" style:font-size-asian="11pt" style:language-asian="ar" style:country-asian="SA" style:font-weight-asian="normal" style:font-name-complex="Tahoma" style:font-size-complex="6.80000019073486pt" style:language-complex="en" style:country-complex="US" style:font-weight-complex="normal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Calibri" fo:font-size="11pt" fo:font-weight="normal" style:font-name-asian="F" style:font-size-asian="11pt" style:language-asian="ar" style:country-asian="SA" style:font-weight-asian="normal" style:font-name-complex="Tahoma" style:font-size-complex="6.80000019073486pt" style:language-complex="en" style:country-complex="US" style:font-weight-complex="normal"/>
    </style:style>
    <style:style style:name="ce1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fo:font-weight="bold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mm"/>
      <style:text-properties style:font-name="Calibri" fo:font-size="11pt" fo:font-weight="normal" style:font-name-asian="F" style:font-size-asian="11pt" style:language-asian="ar" style:country-asian="SA" style:font-weight-asian="normal" style:font-name-complex="Tahoma" style:font-size-complex="6.80000019073486pt" style:language-complex="en" style:country-complex="US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  <style:text-properties style:font-name="Calibri" fo:font-size="11pt" fo:font-weight="normal" style:font-name-asian="F" style:font-size-asian="11pt" style:language-asian="ar" style:country-asian="SA" style:font-weight-asian="normal" style:font-name-complex="Tahoma" style:font-size-complex="6.80000019073486pt" style:language-complex="en" style:country-complex="US" style:font-weight-complex="normal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  <style:text-properties style:font-name="Calibri" fo:font-size="11pt" fo:font-weight="normal" style:font-name-asian="F" style:font-size-asian="11pt" style:language-asian="ar" style:country-asian="SA" style:font-weight-asian="normal" style:font-name-complex="Tahoma" style:font-size-complex="6.80000019073486pt" style:language-complex="en" style:country-complex="US" style:font-weight-complex="normal"/>
    </style:style>
    <style:style style:name="ce23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tebol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5" table:default-cell-style-name="ce9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orneio de Futebol CEFET-Uai</text:p>
          </table:table-cell>
          <table:covered-table-cell table:number-columns-repeated="5"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Nome do seu time:</text:p>
          </table:table-cell>
          <table:table-cell table:style-name="ce6" office:value-type="string" calcext:value-type="string" table:number-columns-spanned="4" table:number-rows-spanned="1">
            <text:p>&lt;seu time&gt;</text:p>
          </table:table-cell>
          <table:covered-table-cell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1">
            <text:p>Casa</text:p>
          </table:table-cell>
          <table:covered-table-cell table:style-name="ce7"/>
          <table:table-cell table:style-name="ce11"/>
          <table:table-cell table:style-name="ce2" office:value-type="string" calcext:value-type="string" table:number-columns-spanned="2" table:number-rows-spanned="1">
            <text:p>Visitante</text:p>
          </table:table-cell>
          <table:covered-table-cell table:style-name="ce7"/>
          <table:table-cell/>
          <table:table-cell table:style-name="ce15" office:value-type="string" calcext:value-type="string">
            <text:p>Resultado</text:p>
          </table:table-cell>
          <table:table-cell table:style-name="ce15" office:value-type="string" calcext:value-type="string">
            <text:p>Pontos</text:p>
          </table:table-cell>
          <table:table-cell/>
          <table:table-cell table:style-name="ce19" office:value-type="string" calcext:value-type="string" table:number-columns-spanned="2" table:number-rows-spanned="1">
            <text:p>Desempenho - &lt;&lt;seu time&gt;&gt;</text:p>
          </table:table-cell>
          <table:covered-table-cell table:style-name="ce15"/>
          <table:table-cell/>
        </table:table-row>
        <table:table-row table:style-name="ro3">
          <table:table-cell table:style-name="ce3" office:value-type="string" calcext:value-type="string">
            <text:p>&lt;seu time&gt;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ime 1</text:p>
          </table:table-cell>
          <table:table-cell/>
          <table:table-cell table:style-name="ce16" table:formula="of:=IF([.B5]&gt;[.D5];&quot;Vitória&quot;;IF([.B5]=[.D5];&quot;Empate&quot;;&quot;Derrota&quot;))" office:value-type="string" office:string-value="Empate" calcext:value-type="string">
            <text:p>Empate</text:p>
          </table:table-cell>
          <table:table-cell table:style-name="ce8" table:formula="of:=IF([.G5]=&quot;Vitória&quot;;&quot;3&quot;;IF([.G5]=&quot;Empate&quot;;&quot;1&quot;;&quot;0&quot;))" office:value-type="string" office:string-value="1" calcext:value-type="string">
            <text:p>1</text:p>
          </table:table-cell>
          <table:table-cell/>
          <table:table-cell table:style-name="ce20" office:value-type="string" calcext:value-type="string">
            <text:p>Gols Pró</text:p>
          </table:table-cell>
          <table:table-cell table:style-name="ce8" table:formula="of:=SUM([.B5:.B10])"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4" office:value-type="string" calcext:value-type="string">
            <text:p>&lt;seu time&gt;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Time 2</text:p>
          </table:table-cell>
          <table:table-cell/>
          <table:table-cell table:formula="of:=IF([.B6]&gt;[.D6];&quot;Vitória&quot;;IF([.B6]=[.D6];&quot;Empate&quot;;&quot;Derrota&quot;))" office:value-type="string" office:string-value="Vitória" calcext:value-type="string">
            <text:p>Vitória</text:p>
          </table:table-cell>
          <table:table-cell table:formula="of:=IF([.G6]=&quot;Vitória&quot;;&quot;3&quot;;IF([.G6]=&quot;Empate&quot;;&quot;1&quot;;&quot;0&quot;))" office:value-type="string" office:string-value="3" calcext:value-type="string">
            <text:p>3</text:p>
          </table:table-cell>
          <table:table-cell/>
          <table:table-cell table:style-name="ce21" office:value-type="string" calcext:value-type="string">
            <text:p>Gols Contra</text:p>
          </table:table-cell>
          <table:table-cell table:style-name="ce9" table:formula="of:=SUM([.D5:.D10])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4" office:value-type="string" calcext:value-type="string">
            <text:p>&lt;seu time&gt;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ime 3</text:p>
          </table:table-cell>
          <table:table-cell/>
          <table:table-cell table:formula="of:=IF([.B7]&gt;[.D7];&quot;Vitória&quot;;IF([.B7]=[.D7];&quot;Empate&quot;;&quot;Derrota&quot;))" office:value-type="string" office:string-value="Empate" calcext:value-type="string">
            <text:p>Empate</text:p>
          </table:table-cell>
          <table:table-cell table:formula="of:=IF([.G7]=&quot;Vitória&quot;;&quot;3&quot;;IF([.G7]=&quot;Empate&quot;;&quot;1&quot;;&quot;0&quot;))" office:value-type="string" office:string-value="1" calcext:value-type="string">
            <text:p>1</text:p>
          </table:table-cell>
          <table:table-cell/>
          <table:table-cell table:style-name="ce21" office:value-type="string" calcext:value-type="string">
            <text:p>Média Gols Pró</text:p>
          </table:table-cell>
          <table:table-cell table:style-name="ce23" table:formula="of:=AVERAGE([.B5:.B10])" office:value-type="float" office:value="3.16666666666667" calcext:value-type="float">
            <text:p>3,17</text:p>
          </table:table-cell>
          <table:table-cell/>
        </table:table-row>
        <table:table-row table:style-name="ro3">
          <table:table-cell table:style-name="ce4" office:value-type="string" calcext:value-type="string">
            <text:p>&lt;seu time&gt;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Time 4</text:p>
          </table:table-cell>
          <table:table-cell/>
          <table:table-cell table:formula="of:=IF([.B8]&gt;[.D8];&quot;Vitória&quot;;IF([.B8]=[.D8];&quot;Empate&quot;;&quot;Derrota&quot;))" office:value-type="string" office:string-value="Vitória" calcext:value-type="string">
            <text:p>Vitória</text:p>
          </table:table-cell>
          <table:table-cell table:formula="of:=IF([.G8]=&quot;Vitória&quot;;&quot;3&quot;;IF([.G8]=&quot;Empate&quot;;&quot;1&quot;;&quot;0&quot;))" office:value-type="string" office:string-value="3" calcext:value-type="string">
            <text:p>3</text:p>
          </table:table-cell>
          <table:table-cell/>
          <table:table-cell table:style-name="ce21" office:value-type="string" calcext:value-type="string">
            <text:p>Média Gols Contra</text:p>
          </table:table-cell>
          <table:table-cell table:style-name="ce23" table:formula="of:=AVERAGE([.D5:.D10])" office:value-type="float" office:value="0.833333333333333" calcext:value-type="float">
            <text:p>0,83</text:p>
          </table:table-cell>
          <table:table-cell/>
        </table:table-row>
        <table:table-row table:style-name="ro3">
          <table:table-cell table:style-name="ce4" office:value-type="string" calcext:value-type="string">
            <text:p>&lt;seu time&gt;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Time 5</text:p>
          </table:table-cell>
          <table:table-cell/>
          <table:table-cell table:formula="of:=IF([.B9]&gt;[.D9];&quot;Vitória&quot;;IF([.B9]=[.D9];&quot;Empate&quot;;&quot;Derrota&quot;))" office:value-type="string" office:string-value="Vitória" calcext:value-type="string">
            <text:p>Vitória</text:p>
          </table:table-cell>
          <table:table-cell table:formula="of:=IF([.G9]=&quot;Vitória&quot;;&quot;3&quot;;IF([.G9]=&quot;Empate&quot;;&quot;1&quot;;&quot;0&quot;))" office:value-type="string" office:string-value="3" calcext:value-type="string">
            <text:p>3</text:p>
          </table:table-cell>
          <table:table-cell/>
          <table:table-cell table:style-name="ce21" office:value-type="string" calcext:value-type="string">
            <text:p>Maior número de gols pró</text:p>
          </table:table-cell>
          <table:table-cell table:style-name="ce9" table:formula="of:=MAX([.B5:.B10])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" office:value-type="string" calcext:value-type="string">
            <text:p>&lt;seu time&gt;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ime 6</text:p>
          </table:table-cell>
          <table:table-cell/>
          <table:table-cell table:style-name="ce18" table:formula="of:=IF([.B10]&gt;[.D10];&quot;Vitória&quot;;IF([.B10]=[.D10];&quot;Empate&quot;;&quot;Derrota&quot;))" office:value-type="string" office:string-value="Derrota" calcext:value-type="string">
            <text:p>Derrota</text:p>
          </table:table-cell>
          <table:table-cell table:style-name="ce10" table:formula="of:=IF([.G10]=&quot;Vitória&quot;;&quot;3&quot;;IF([.G10]=&quot;Empate&quot;;&quot;1&quot;;&quot;0&quot;))" office:value-type="string" office:string-value="0" calcext:value-type="string">
            <text:p>0</text:p>
          </table:table-cell>
          <table:table-cell/>
          <table:table-cell table:style-name="ce22" office:value-type="string" calcext:value-type="string">
            <text:p>Menor número de gols pró</text:p>
          </table:table-cell>
          <table:table-cell table:style-name="ce10" table:formula="of:=MIN([.B5:.B10]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6"/>
          <table:table-cell table:style-name="ce15" office:value-type="string" calcext:value-type="string">
            <text:p>Resultado</text:p>
          </table:table-cell>
          <table:table-cell table:style-name="ce15" office:value-type="string" calcext:value-type="string">
            <text:p>Pontos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Vitória</text:p>
          </table:table-cell>
          <table:table-cell table:formula="of:=COUNTIF([.$G$5:.$G$10];[.G13])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Empate</text:p>
          </table:table-cell>
          <table:table-cell table:formula="of:=COUNTIF([.$G$5:.$G$10];[.G14])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8" office:value-type="string" calcext:value-type="string">
            <text:p>Derrota</text:p>
          </table:table-cell>
          <table:table-cell table:style-name="ce10" table:formula="of:=COUNTIF([.$G$5:.$G$10];[.G15])" office:value-type="float" office:value="1" calcext:value-type="float">
            <text:p>1</text:p>
          </table:table-cell>
          <table:table-cell table:number-columns-repeated="4"/>
        </table:table-row>
      </table:table>
      <table:table table:name="Gráfico" table:style-name="ta1">
        <table:shapes>
          <draw:frame draw:z-index="0" draw:style-name="gr1" draw:text-style-name="P1" svg:width="159.99mm" svg:height="89.99mm" svg:x="0.01mm" svg:y="0.01mm">
            <loext:p draw:notify-on-update-of-ranges="Futebol.G13:Futebol.G15 Futebol.H12:Futebol.H12 Futebol.H13:Futebol.H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0:27:28.452000000</meta:creation-date>
    <dc:date>2016-09-12T12:52:39.142000000</dc:date>
    <meta:editing-duration>PT1H15M6S</meta:editing-duration>
    <meta:editing-cycles>4</meta:editing-cycles>
    <meta:generator>LibreOffice/5.0.4.2$Windows_X86_64 LibreOffice_project/2b9802c1994aa0b7dc6079e128979269cf95bc78</meta:generator>
    <meta:document-statistic meta:table-count="2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111111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872cm" svg:y="0.316cm" chart:style-name="ch2">
          <text:p>Campanha</text:p>
        </chart:title>
        <chart:legend chart:legend-position="end" svg:x="14.054cm" svg:y="3.703cm" style:legend-expansion="high" chart:style-name="ch3"/>
        <chart:plot-area chart:style-name="ch4" table:cell-range-address="Futebol.G12:Futebol.H15" chart:data-source-has-labels="both" svg:x="0.32cm" svg:y="1.275cm" svg:width="13.414cm" svg:height="7.5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882cm" svg:y="1.446cm" svg:width="12.29cm" svg:height="7.37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Futebol.G13:Futebol.G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Futebol.H13:Futebol.H15" chart:label-cell-address="Futebol.H12:Futebol.H1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ntos</text:p>
                <draw:g>
                  <svg:desc>Futebol.H12:Futebol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tória</text:p>
                <draw:g>
                  <svg:desc>Futebol.G13:Futebol.G15</svg:desc>
                </draw:g>
              </table:table-cell>
              <table:table-cell office:value-type="float" office:value="3">
                <text:p>3</text:p>
                <draw:g>
                  <svg:desc>Futebol.H13:Futebol.H15</svg:desc>
                </draw:g>
              </table:table-cell>
            </table:table-row>
            <table:table-row>
              <table:table-cell office:value-type="string">
                <text:p>Emp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rrot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